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c5442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L2">
      <style:paragraph-properties fo:line-height="100%"/>
      <style:text-properties officeooo:paragraph-rsid="001b2c76"/>
    </style:style>
    <style:style style:name="P4" style:family="paragraph" style:parent-style-name="Standard" style:list-style-name="L3">
      <style:paragraph-properties fo:line-height="100%"/>
      <style:text-properties officeooo:paragraph-rsid="001b2c76"/>
    </style:style>
    <style:style style:name="P5" style:family="paragraph" style:parent-style-name="Standard" style:list-style-name="L4">
      <style:paragraph-properties fo:line-height="100%"/>
      <style:text-properties officeooo:paragraph-rsid="001b2c76"/>
    </style:style>
    <style:style style:name="P6" style:family="paragraph" style:parent-style-name="Standard" style:list-style-name="L5">
      <style:paragraph-properties fo:line-height="100%"/>
      <style:text-properties officeooo:paragraph-rsid="001b2c76"/>
    </style:style>
    <style:style style:name="T1" style:family="text">
      <style:text-properties officeooo:rsid="001b2c76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Resilience: The Ability to Recover from Failures Without Downtime</text:span></text:p>
      <text:p text:style-name="Standard"><text:span text:style-name="Strong_20_Emphasis"/></text:p>
      <text:p text:style-name="Standard"><text:span text:style-name="Strong_20_Emphasis">Definition:</text:span> If a system can recover from failures without downtime, it is considered <text:span text:style-name="Strong_20_Emphasis">resilient</text:span>.</text:p>
      <text:p text:style-name="Standard"/>
      <text:p text:style-name="Standard"><text:span text:style-name="Strong_20_Emphasis">Types of Failures in Systems:</text:span></text:p>
      <text:list text:style-name="L1">
        <text:list-item>
          <text:p text:style-name="P1"><text:span text:style-name="Strong_20_Emphasis">Automatically Recoverable:</text:span></text:p>
          <text:list>
            <text:list-item>
              <text:p text:style-name="P1">Some systems can recover from failures automatically without human intervention.</text:p>
            </text:list-item>
          </text:list>
        </text:list-item>
        <text:list-item>
          <text:p text:style-name="P1"><text:span text:style-name="Strong_20_Emphasis">Graceful Recovery:</text:span></text:p>
          <text:list>
            <text:list-item>
              <text:p text:style-name="P1">Some systems recover gracefully, maintaining certain functionalities.</text:p>
            </text:list-item>
          </text:list>
        </text:list-item>
        <text:list-item>
          <text:p text:style-name="P1"><text:span text:style-name="Strong_20_Emphasis">Complete Failure:</text:span></text:p>
          <text:list>
            <text:list-item>
              <text:p text:style-name="P1">Some systems cannot recover from failures and will crash, causing full unavailability.</text:p>
            </text:list-item>
          </text:list>
        </text:list-item>
      </text:list>
      <text:p text:style-name="P2"><text:span text:style-name="Strong_20_Emphasis"/></text:p>
      <text:p text:style-name="P2"><text:span text:style-name="Strong_20_Emphasis">Resilient System</text:span></text:p>
      <text:p text:style-name="P2">A <text:span text:style-name="Strong_20_Emphasis">resilient system</text:span> ensures that if some part of the system fails, <text:span text:style-name="Strong_20_Emphasis">other parts continue to function</text:span> instead of causing a complete crash or making the system entirely unavailable.</text:p>
      <text:p text:style-name="P2"/>
      <text:p text:style-name="P2">A <text:span text:style-name="Strong_20_Emphasis">resilient system</text:span> should have mechanisms to:</text:p>
      <text:list text:style-name="L2">
        <text:list-item>
          <text:p text:style-name="P3"><text:span text:style-name="Strong_20_Emphasis">Detect</text:span> failures</text:p>
        </text:list-item>
        <text:list-item>
          <text:p text:style-name="P3"><text:span text:style-name="Strong_20_Emphasis"><text:span text:style-name="T1">H</text:span></text:span><text:span text:style-name="Strong_20_Emphasis">andle</text:span> failures</text:p>
        </text:list-item>
        <text:list-item>
          <text:p text:style-name="P3"><text:span text:style-name="Strong_20_Emphasis">Recover</text:span> from failures</text:p>
        </text:list-item>
      </text:list>
      <text:p text:style-name="P2"/>
      <text:p text:style-name="P2"><text:span text:style-name="Strong_20_Emphasis">How Can a System Detect Failures?</text:span></text:p>
      <text:list text:style-name="L3">
        <text:list-item>
          <text:p text:style-name="P4"><text:span text:style-name="Strong_20_Emphasis">Health Checks and Monitoring</text:span></text:p>
          <text:list>
            <text:list-item>
              <text:p text:style-name="P4"><text:span text:style-name="Strong_20_Emphasis">Monitoring Tools:</text:span></text:p>
              <text:list>
                <text:list-item>
                  <text:p text:style-name="P4">Grafana (visualization)</text:p>
                </text:list-item>
                <text:list-item>
                  <text:p text:style-name="P4">Prometheus (metrics collection)</text:p>
                </text:list-item>
                <text:list-item>
                  <text:p text:style-name="P4">AWS CloudWatch, etc.</text:p>
                </text:list-item>
              </text:list>
            </text:list-item>
            <text:list-item>
              <text:p text:style-name="P4"><text:span text:style-name="Strong_20_Emphasis">Health Checks:</text:span></text:p>
              <text:list>
                <text:list-item>
                  <text:p text:style-name="P4">Spring Boot Actuator (for exposing system health endpoints)</text:p>
                </text:list-item>
              </text:list>
            </text:list-item>
          </text:list>
        </text:list-item>
        <text:list-item>
          <text:p text:style-name="P4"><text:span text:style-name="Strong_20_Emphasis">Circuit Breaker Pattern</text:span></text:p>
          <text:list>
            <text:list-item>
              <text:p text:style-name="P4">Temporarily <text:span text:style-name="Strong_20_Emphasis">stops sending requests</text:span> to a failing service.</text:p>
            </text:list-item>
            <text:list-item>
              <text:p text:style-name="P4">Prevents cascading failures and reduces system load.</text:p>
            </text:list-item>
          </text:list>
        </text:list-item>
        <text:list-item>
          <text:p text:style-name="P4"><text:span text:style-name="Strong_20_Emphasis">Retries</text:span></text:p>
          <text:list>
            <text:list-item>
              <text:p text:style-name="P4">Automatically <text:span text:style-name="Strong_20_Emphasis">retry failed requests</text:span>.</text:p>
            </text:list-item>
            <text:list-item>
              <text:p text:style-name="P4">To avoid excessive load, retries should use <text:span text:style-name="Strong_20_Emphasis">exponential backoff</text:span> (increase wait time between retries instead of retrying immediately).</text:p>
            </text:list-item>
          </text:list>
        </text:list-item>
      </text:list>
      <text:p text:style-name="P2"/>
      <text:p text:style-name="P2"><text:span text:style-name="Strong_20_Emphasis">How Can a System Handle Failures?</text:span></text:p>
      <text:list text:style-name="L4">
        <text:list-item>
          <text:p text:style-name="P5"><text:span text:style-name="Strong_20_Emphasis">Circuit Breaker Pattern</text:span></text:p>
          <text:list>
            <text:list-item>
              <text:p text:style-name="P5">Detects failures.</text:p>
            </text:list-item>
            <text:list-item>
              <text:p text:style-name="P5">Stops routing requests to the failing service.</text:p>
            </text:list-item>
            <text:list-item>
              <text:p text:style-name="P5">Prevents overwhelming the failing service with retries.</text:p>
            </text:list-item>
          </text:list>
        </text:list-item>
        <text:list-item>
          <text:p text:style-name="P5"><text:span text:style-name="Strong_20_Emphasis">Retry Mechanism</text:span></text:p>
          <text:list>
            <text:list-item>
              <text:p text:style-name="P5">Ensures <text:span text:style-name="Strong_20_Emphasis">continuity of functionality</text:span> by reattempting failed operations.</text:p>
            </text:list-item>
            <text:list-item>
              <text:p text:style-name="P5">Reduces <text:span text:style-name="Strong_20_Emphasis">data loss</text:span> in case of temporary failures.</text:p>
            </text:list-item>
          </text:list>
        </text:list-item>
        <text:list-item>
          <text:p text:style-name="P5"><text:span text:style-name="Strong_20_Emphasis">Periodic Backups / Snapshots</text:span></text:p>
          <text:list>
            <text:list-item>
              <text:p text:style-name="P5">Ensures <text:span text:style-name="Strong_20_Emphasis">quick recovery</text:span> in case of data loss.</text:p>
            </text:list-item>
            <text:list-item>
              <text:p text:style-name="P5">Reduces the risk of <text:span text:style-name="Strong_20_Emphasis">losing important data</text:span>.</text:p>
            </text:list-item>
          </text:list>
        </text:list-item>
        <text:list-item>
          <text:p text:style-name="P5"><text:span text:style-name="Strong_20_Emphasis">More Instances (Redundancy &amp; Scaling)</text:span></text:p>
          <text:list>
            <text:list-item>
              <text:p text:style-name="P5">Prevents <text:span text:style-name="Strong_20_Emphasis">Single Point of Failure (SPOF)</text:span> by running multiple instances of a service.</text:p>
            </text:list-item>
          </text:list>
        </text:list-item>
        <text:list-item>
          <text:p text:style-name="P5"><text:span text:style-name="Strong_20_Emphasis">Event Sourcing</text:span></text:p>
          <text:list>
            <text:list-item>
              <text:p text:style-name="P5">Stores events <text:span text:style-name="Strong_20_Emphasis">instead of final state</text:span>, allowing the system to rebuild state later if needed.</text:p>
            </text:list-item>
          </text:list>
        </text:list-item>
        <text:list-item>
          <text:p text:style-name="P5"><text:soft-page-break/><text:span text:style-name="Strong_20_Emphasis">Idempotency</text:span></text:p>
          <text:list>
            <text:list-item>
              <text:p text:style-name="P5">Ensures that <text:span text:style-name="Strong_20_Emphasis">retrying a request does not cause duplicate actions.</text:span></text:p>
            </text:list-item>
          </text:list>
        </text:list-item>
      </text:list>
      <text:p text:style-name="P2"/>
      <text:p text:style-name="P2"><text:span text:style-name="Strong_20_Emphasis">How Can a System Recover from Failures?</text:span></text:p>
      <text:list text:style-name="L5">
        <text:list-item>
          <text:p text:style-name="P6"><text:span text:style-name="Strong_20_Emphasis">Backups / Snapshots</text:span></text:p>
          <text:list>
            <text:list-item>
              <text:p text:style-name="P6">Restore lost data and ensure quick system recovery.</text:p>
            </text:list-item>
          </text:list>
        </text:list-item>
        <text:list-item>
          <text:p text:style-name="P6"><text:span text:style-name="Strong_20_Emphasis">Event Sourcing</text:span></text:p>
          <text:list>
            <text:list-item>
              <text:p text:style-name="P6">Replay stored events to reconstruct system state after a failure.</text:p>
            </text:list-item>
          </text:list>
        </text:list-item>
        <text:list-item>
          <text:p text:style-name="P6"><text:span text:style-name="Strong_20_Emphasis">Retry Failed Requests </text:span><text:span text:style-name="Strong_20_Emphasis"><text:span text:style-name="T1">(while avoiding sending requests to failed systems)</text:span></text:span></text:p>
          <text:list>
            <text:list-item>
              <text:p text:style-name="P6">Automatically retry failed operations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19:17:05.342876400</meta:creation-date>
    <dc:date>2025-03-26T19:27:42.623322900</dc:date>
    <meta:editing-duration>PT6M1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53" meta:word-count="375" meta:character-count="2389" meta:non-whitespace-character-count="2111"/>
  </office:meta>
</office:document-meta>
</file>